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448in"/>
    </style:style>
    <style:style style:name="co7" style:family="table-column">
      <style:table-column-properties fo:break-before="auto" style:column-width="0.4374in"/>
    </style:style>
    <style:style style:name="co8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>
        <style:hyperlink xlink:href="https://projects.rtk-sdo.ru/rtk-ibc/core/front-end-ds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16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17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18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19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0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22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" office:value-type="string" calcext:value-type="string">
            <text:p>#66 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6" office:value-type="string" calcext:value-type="string">
            <text:p>#78 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9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0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1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2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3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4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5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6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7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8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39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0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1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42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8" table:style-name="ce15" office:value-type="string" calcext:value-type="string">
            <text:p>0:00 h</text:p>
          </table:table-cell>
          <table:table-cell table:style-name="ce15"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3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4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45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6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47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48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49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0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1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2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3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4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55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56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57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8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9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Антон Палий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60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61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62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63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64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table:number-columns-repeated="11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5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6" office:value-type="string" calcext:value-type="string">
            <text:p>#69 При изменении ширины экрана ломается вёрстка панели a11y</text:p>
          </table:table-cell>
          <table:table-cell office:value-type="string" calcext:value-type="string">
            <text:p>12-07-2017 15:1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67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8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9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0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1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2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3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4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5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6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7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8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9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80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1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82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3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4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85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6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7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8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9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0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1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2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3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4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5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6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7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8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9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0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1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2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3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4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5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6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7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8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9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0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1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2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3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4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5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6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7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8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9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0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21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2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3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24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5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26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7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28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9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30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31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32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3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34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35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6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37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38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9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40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41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42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43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44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45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46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47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48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49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150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51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52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153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54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55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56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57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58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59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60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61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2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3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4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5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66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67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68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69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70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1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72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73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4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5" office:value-type="string" calcext:value-type="string">
            <text:p>#63 Добавить manifest.json</text:p>
          </table:table-cell>
          <table:table-cell table:style-name="Default" office:value-type="string" calcext:value-type="string">
            <text:p>01-07-2017 21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6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7" office:value-type="string" calcext:value-type="string">
            <text:p>#67 Реализовать offline режим</text:p>
          </table:table-cell>
          <table:table-cell table:style-name="Default" office:value-type="string" calcext:value-type="string">
            <text:p>12-07-2017 13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8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9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0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1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2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3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&lt; 23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24 07 2017 - 30 07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31 07 2017 - 06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07 08 2017 - 13 08 2017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14 08 2017 - 20 08 2017</text:p>
          </table:table-cell>
          <table:covered-table-cell table:style-name="ce2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4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5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6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7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8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9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0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91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2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3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4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5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6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7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8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99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0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1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2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3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4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5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6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7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8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9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0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1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2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3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4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5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6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7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8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9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0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1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2" office:value-type="string" calcext:value-type="string">
            <text:p>#99 Сделать в Материалах педагогов локализованные ключи в тегах</text:p>
          </table:table-cell>
          <table:table-cell table:style-name="Default" office:value-type="string" calcext:value-type="string">
            <text:p>24-07-2017 12:10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3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4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5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6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7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8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9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0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1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2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3" office:value-type="string" calcext:value-type="string">
            <text:p>#6 OKR-1.7-153 Реализовать вид каталога в виде карточек mdCard с кратким описанием позиции</text:p>
          </table:table-cell>
          <table:table-cell table:style-name="Default" office:value-type="string" calcext:value-type="string">
            <text:p>16-05-2017 21:0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34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5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6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7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8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9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40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1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2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43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44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table:style-name="Default" office:value-type="string" calcext:value-type="string">
            <text:p>24-07-2017 11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5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46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7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48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9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0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1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52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3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54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55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6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57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8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9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60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61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2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63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64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5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66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67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68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9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0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1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2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3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4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5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6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7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8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9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0:51:52.711695622</meta:creation-date>
    <dc:date>2017-08-21T10:55:19.674276575</dc:date>
    <meta:editing-duration>P0D</meta:editing-duration>
    <meta:editing-cycles>1</meta:editing-cycles>
    <meta:document-statistic meta:table-count="14" meta:cell-count="1668" meta:object-count="0"/>
    <meta:generator>LibreOffice/4.2.8.2$Linux_X86_64 LibreOffice_project/420m0$Build-2</meta:generator>
  </office:meta>
</office:document-meta>
</file>